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080000000811209E4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1" svg:font-family="'DejaVu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text-properties fo:font-weight="normal" style:font-weight-asian="normal" style:font-weight-complex="normal"/>
    </style:style>
    <style:style style:name="P4" style:family="paragraph" style:parent-style-name="Standard">
      <style:paragraph-properties fo:margin-left="0cm" fo:margin-right="0cm" fo:text-indent="0cm" style:auto-text-indent="false"/>
    </style:style>
    <style:style style:name="P5" style:family="paragraph" style:parent-style-name="Title" style:master-page-name="Standard">
      <style:paragraph-properties style:page-number="auto"/>
    </style:style>
    <style:style style:name="P6" style:family="paragraph" style:parent-style-name="Heading_20_2">
      <style:paragraph-properties fo:margin-left="1.27cm" fo:margin-right="0cm" fo:text-indent="0cm" style:auto-text-indent="false"/>
    </style:style>
    <style:style style:name="P7" style:family="paragraph" style:parent-style-name="Contents_20_1">
      <style:paragraph-properties>
        <style:tab-stops>
          <style:tab-stop style:position="16.984cm" style:leader-style="dotted" style:leader-text="."/>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Stream Design</text:p>
      <text:p text:style-name="Subtitle">Open Standard Interface: 0.1</text:p>
      <text:p text:style-name="Subtitle">Version: 0.1</text:p>
      <text:p text:style-name="Subtitle"/>
      <text:p text:style-name="Standard">Created: 2008-05-31</text:p>
      <text:p text:style-name="Standard">Authors: Rehno Lindeque</text:p>
      <text:p text:style-name="Standard">Revision History: </text:p>
      <text:p text:style-name="Standard"><text:tab/>2008-05-31 Rehno Lindeque – Created (ver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Copyright © 2008 Rehno Lindeque</text:p>
      <text:h text:style-name="Heading_20_1" text:outline-level="1">Table Of Contents</text:h>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6.98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7"><text:a xlink:type="simple" xlink:href="#1.Table Of Contents|outline">Table Of Contents<text:tab/>2</text:a></text:p>
          <text:p text:style-name="P7"><text:a xlink:type="simple" xlink:href="#2.Introduction|outline">Introduction<text:tab/>3</text:a></text:p>
          <text:p text:style-name="P8"><text:a xlink:type="simple" xlink:href="#2.1.Requirements|outline">Requirements<text:tab/>3</text:a></text:p>
          <text:p text:style-name="P7"><text:a xlink:type="simple" xlink:href="#3.References|outline">References<text:tab/>4</text:a></text:p>
        </text:index-body>
      </text:table-of-content>
      <text:h text:style-name="Heading_20_1" text:outline-level="1">Introduction</text:h>
      <text:p text:style-name="Standard">Due to the increasing number of libraries in falling under the OSI standard, a need has arised for a standard API and a protocol for communication between modules and processes.</text:p>
      <text:h text:style-name="Heading_20_2" text:outline-level="2">Terminology</text:h>
      <text:p text:style-name="Standard">User – The party using the library interface (the second-party). This includes OSI implementers.</text:p>
      <text:p text:style-name="Standard">Third party – An party using the library indirectly through a <text:span text:style-name="T1">user</text:span><text:span text:style-name="T2">'s</text:span> interface.</text:p>
      <text:p text:style-name="Standard">End user – A <text:span text:style-name="T1">third party</text:span> using only binaries with no direct access to any source code.</text:p>
      <text:h text:style-name="Heading_20_2" text:outline-level="2">Requirements</text:h>
      <text:list text:style-name="L1">
        <text:list-item>
          <text:p text:style-name="P2">Thread safety</text:p>
        </text:list-item>
      </text:list>
      <text:p text:style-name="Standard"><text:tab/>Discussion (2008-05-31): The library must be thread safe. One of the primary goals of the </text:p>
      <text:p text:style-name="Standard"/>
      <text:list text:style-name="L2">
        <text:list-item>
          <text:p>Open protocols</text:p>
          <text:list>
            <text:list-header>
              <text:p text:style-name="P3">Discussion (2008-05-31): In general The library should implement (one or more) protocols so that different OpenStream implementations using the same protocol may all communicate with each other. Although we do not place a restriction on the specific protocol an implementer may use, we will make recommendations regarding the basic ones that are available. These recommended protocols will be standardized open specifications that are completely free to implement.</text:p>
            </text:list-header>
          </text:list>
          <text:p/>
        </text:list-item>
        <text:list-item>
          <text:p>Linkage</text:p>
          <text:list>
            <text:list-header>
              <text:p>Discussion (2008-05-31): Both static and dynamic linkage should be supported. Depending on the needs of the <text:span text:style-name="T1">user</text:span><text:span text:style-name="T2"> the library may be linked statically so that it is not required as a dependency by a </text:span><text:span text:style-name="T1">third party. </text:span></text:p>
            </text:list-header>
          </text:list>
        </text:list-item>
      </text:list>
      <text:p text:style-name="Standard"/>
      <text:h text:style-name="P6" text:outline-level="2">Research</text:h>
      <text:h text:style-name="P6" text:outline-level="2">Scenarios</text:h>
      <text:h text:style-name="Heading_20_3" text:outline-level="3">Producer-consumer</text:h>
      <text:p text:style-name="P4">A producer consumer setup is </text:p>
      <text:p text:style-name="P4">Lock-free algorithms </text:p>
      <text:h text:style-name="Heading_20_1"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1" svg:font-family="'DejaVu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fill-image draw:name="Bitmape_20_1" draw:display-name="Bitmape 1" xlink:href="Pictures/10000000000000080000000811209E42.png" xlink:type="simple" xlink:show="embed" xlink:actuate="onLoad"/>
    <draw:marker draw:name="_35_" draw:display-name="5" svg:viewBox="0 0 1 1" svg: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line-height="150%" fo:text-align="center" style:justify-single-word="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1.27cm" fo:margin-right="0cm" fo:margin-top="0.423cm" fo:margin-bottom="0.106cm" fo:line-height="150%" fo:text-indent="0cm" style:auto-text-indent="false" fo:keep-with-next="always"/>
      <style:text-properties style:font-name="Arial" fo:font-size="20pt" fo:letter-spacing="0.071cm" fo:font-weight="bold" style:font-size-asian="20pt" style:font-weight-asian="bold" style:font-name-complex="Arial" style:font-size-complex="20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variant="small-caps" style:font-name="Arial" fo:font-size="16pt" fo:font-weight="bold" style:font-size-asian="16pt" style:font-weight-asian="bold" style:font-name-complex="Arial"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Standard" style:next-style-name="Subtitle" style:class="chapter">
      <style:paragraph-properties fo:margin-top="0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Contents_20_1" style:display-name="Contents 1" style:family="paragraph" style:parent-style-name="Standard" style:next-style-name="Standard" style:class="index">
      <style:paragraph-properties fo:margin-top="0.212cm" fo:margin-bottom="0.212cm">
        <style:tab-stops>
          <style:tab-stop style:position="16.984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de" style:family="paragraph" style:parent-style-name="Standard">
      <style:text-properties style:font-name="Courier New" fo:font-size="10pt" style:font-size-asian="10pt" style:font-name-complex="Courier New"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text-properties fo:font-size="10pt" style:font-size-asian="10pt" style:font-size-complex="10pt"/>
    </style:style>
    <style:style style:name="Logo" style:family="paragraph" style:parent-style-name="Title">
      <style:paragraph-properties fo:margin-top="0cm" fo:margin-bottom="0cm"/>
      <style:text-properties fo:color="#808080" fo:font-size="26pt" style:font-size-asian="26pt" style:font-size-complex="26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fo:font-family="'Courier New'" style:font-family-generic="modern" style:font-pitch="fixed"/>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fo:font-family="'Courier New'" style:font-family-generic="modern" style:font-pitch="fixed"/>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20.999cm" fo:page-height="29.699cm" style:num-format="1" style:print-orientation="portrait" fo:margin-top="2.54cm" fo:margin-bottom="2.54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OpenParser Library Specifications Draft</dc:title>
    <meta:initial-creator>Raistlin Masjere</meta:initial-creator>
    <meta:creation-date>2006-06-23T21:53:00</meta:creation-date>
    <dc:creator>Raistlin Masjere</dc:creator>
    <dc:date>2008-05-31T12:35:46</dc:date>
    <meta:editing-cycles>169</meta:editing-cycles>
    <meta:editing-duration>PT18H26M7S</meta:editing-duration>
    <meta:user-defined meta:name="Info 1"/>
    <meta:user-defined meta:name="Info 2"/>
    <meta:user-defined meta:name="Info 3"/>
    <meta:user-defined meta:name="Info 4"/>
    <meta:document-statistic meta:table-count="0" meta:image-count="0" meta:object-count="0" meta:page-count="4" meta:paragraph-count="32" meta:word-count="259" meta:character-count="1637"/>
  </office:meta>
</office:document-meta>
</file>